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middle" fo:padding="0.0382in" fo:border="none"/>
    </style:style>
    <style:style style:name="Table1.B16" style:family="table-cell">
      <style:table-cell-properties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-left="0.05pt solid #000000" fo:border-right="none" fo:border-top="none" fo:border-bottom="none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" fo:padding="0.0382in" fo:border="none"/>
    </style:style>
    <style:style style:name="Table1.B27" style:family="table-cell">
      <style:table-cell-properties fo:padding="0.0382in" fo:border-left="0.05pt solid #000000" fo:border-right="none" fo:border-top="none" fo:border-bottom="none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" fo:padding="0.0382in" fo:border="none"/>
    </style:style>
    <style:style style:name="Table1.B28" style:family="table-cell">
      <style:table-cell-properties fo:padding="0.0382in" fo:border="none"/>
    </style:style>
    <style:style style:name="Table1.A29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" fo:padding="0.0382in" fo:border-left="none" fo:border-right="0.05pt solid #000000" fo:border-top="none" fo:border-bottom="none"/>
    </style:style>
    <style:style style:name="Table1.B30" style:family="table-cell">
      <style:table-cell-properties fo:padding="0.0382in" fo:border="none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" fo:padding="0.0382in" fo:border-left="none" fo:border-right="0.05pt solid #000000" fo:border-top="none" fo:border-bottom="none"/>
    </style:style>
    <style:style style:name="Table1.B31" style:family="table-cell">
      <style:table-cell-properties fo:padding="0.0382in" fo:border="none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A3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Table1.37" style:family="table-row">
      <style:table-row-properties fo:keep-together="always"/>
    </style:style>
    <style:style style:name="Table1.A37" style:family="table-cell">
      <style:table-cell-properties style:vertical-align="middle" fo:padding="0.0382in" fo:border="none"/>
    </style:style>
    <style:style style:name="Table1.B37" style:family="table-cell">
      <style:table-cell-properties fo:padding="0.0382in" fo:border-left="0.05pt solid #000000" fo:border-right="none" fo:border-top="none" fo:border-bottom="none"/>
    </style:style>
    <style:style style:name="Table1.38" style:family="table-row">
      <style:table-row-properties fo:keep-together="always"/>
    </style:style>
    <style:style style:name="Table1.A38" style:family="table-cell">
      <style:table-cell-properties style:vertical-align="middle" fo:padding="0.0382in" fo:border="none"/>
    </style:style>
    <style:style style:name="Table1.B38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7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Georgia" fo:font-size="10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Georgia" fo:font-size="12pt" fo:font-style="italic" style:font-size-asian="10.5pt" style:font-style-asian="italic" style:font-size-complex="12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style:font-name="Verdana" fo:font-size="10pt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fo:color="#000000" style:font-name="Georgia"/>
    </style:style>
    <style:style style:name="T4" style:family="text">
      <style:text-properties style:text-underline-style="none"/>
    </style:style>
    <style:style style:name="T5" style:family="text">
      <style:text-properties style:font-name="Georgia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lexei Znamensky</text:p>
      <text:p text:style-name="P27"><text:span text:style-name="T1">Curriculum Vit</text:span><text:span text:style-name="T1">æ</text:span></text:p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ontato</text:p>
          </table:table-cell>
          <table:table-cell table:style-name="Table1.B37" office:value-type="string">
            <text:p text:style-name="P17"/>
          </table:table-cell>
        </table:table-row>
        <table:table-row table:style-name="Table1.2">
          <table:table-cell table:style-name="Table1.A37" office:value-type="string">
            <text:p text:style-name="P8">CPF</text:p>
          </table:table-cell>
          <table:table-cell table:style-name="Table1.B37" office:value-type="string">
            <text:p text:style-name="P17">245.686.908-70</text:p>
          </table:table-cell>
        </table:table-row>
        <table:table-row table:style-name="Table1.3">
          <table:table-cell table:style-name="Table1.A37" office:value-type="string">
            <text:p text:style-name="P8">Residência</text:p>
          </table:table-cell>
          <table:table-cell table:style-name="Table1.B37" office:value-type="string">
            <text:p text:style-name="P15">Rua Campos Salles, 2535, casa 82 – V. Faustina I</text:p>
            <text:p text:style-name="P15">13272-350 Valinhos-SP</text:p>
          </table:table-cell>
        </table:table-row>
        <table:table-row table:style-name="Table1.4">
          <table:table-cell table:style-name="Table1.A37" office:value-type="string">
            <text:p text:style-name="P8">Telefone Residencial</text:p>
          </table:table-cell>
          <table:table-cell table:style-name="Table1.B37" office:value-type="string">
            <text:p text:style-name="P30">(não disponível)</text:p>
          </table:table-cell>
        </table:table-row>
        <table:table-row table:style-name="Table1.5">
          <table:table-cell table:style-name="Table1.A37" office:value-type="string">
            <text:p text:style-name="P8">Telefone Celular</text:p>
          </table:table-cell>
          <table:table-cell table:style-name="Table1.B37" office:value-type="string">
            <text:p text:style-name="P17">+55 11 9 8978 7374</text:p>
          </table:table-cell>
        </table:table-row>
        <table:table-row table:style-name="Table1.6">
          <table:table-cell table:style-name="Table1.A37" office:value-type="string">
            <text:p text:style-name="P8">E-mail</text:p>
          </table:table-cell>
          <table:table-cell table:style-name="Table1.B37" office:value-type="string">
            <text:p text:style-name="P4"><text:a xlink:type="simple" xlink:href="mailto:russoz@gmail.com">russoz@gmail.com</text:a></text:p>
          </table:table-cell>
        </table:table-row>
        <table:table-row table:style-name="Table1.1">
          <table:table-cell table:style-name="Table1.A37" office:value-type="string">
            <text:p text:style-name="P8">LinkedIn</text:p>
          </table:table-cell>
          <table:table-cell table:style-name="Table1.B7" office:value-type="string">
            <text:p text:style-name="P4"><text:a xlink:type="simple" xlink:href="http://goo.gl/PKELl">http://goo.gl/PKELl</text:a></text:p>
          </table:table-cell>
        </table:table-row>
        <table:table-row table:style-name="Table1.8">
          <table:table-cell table:style-name="Table1.A37" office:value-type="string">
            <text:p text:style-name="P1"/>
          </table:table-cell>
          <table:table-cell table:style-name="Table1.B34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9">Competências</text:p>
          </table:table-cell>
          <table:table-cell table:style-name="Table1.B37" office:value-type="string">
            <text:p text:style-name="P17"/>
          </table:table-cell>
        </table:table-row>
        <table:table-row table:style-name="Table1.11">
          <table:table-cell table:style-name="Table1.A11" office:value-type="string">
            <text:p text:style-name="P8">Gestão de Equipe</text:p>
          </table:table-cell>
          <table:table-cell table:style-name="Table1.B37" office:value-type="string">
            <text:p text:style-name="P17">Espírito de liderança e trabalho em equipe</text:p>
            <text:p text:style-name="P17">2+ anos de experiência em gerenciamento de área</text:p>
            <text:p text:style-name="P17">Gestão de Conflitos</text:p>
            <text:p text:style-name="P17">Motivação de Equipe</text:p>
          </table:table-cell>
        </table:table-row>
        <table:table-row table:style-name="Table1.11">
          <table:table-cell table:style-name="Table1.A11" office:value-type="string">
            <text:p text:style-name="P8">Gestão de Processos</text:p>
          </table:table-cell>
          <table:table-cell table:style-name="Table1.B37" office:value-type="string">
            <text:p text:style-name="P17">Levantamento de Processos de Negócio para Automatização</text:p>
            <text:p text:style-name="P17">Implementação de soluções BPM</text:p>
            <text:p text:style-name="P17">Implantação de soluções BPM utilizando suíte IBM BPM</text:p>
          </table:table-cell>
        </table:table-row>
        <table:table-row table:style-name="Table1.12">
          <table:table-cell table:style-name="Table1.A37" office:value-type="string">
            <text:p text:style-name="P8">Administração de Sistemas </text:p>
          </table:table-cell>
          <table:table-cell table:style-name="Table1.B37" office:value-type="string">
            <text:p text:style-name="P17">Instalação, configuração e administração de</text:p>
            <text:p text:style-name="P17">● IBM Business Process Manager v7.5.x</text:p>
            <text:p text:style-name="P17">● WebSphere Application Server v5.x, v6.x &amp; v7</text:p>
            <text:p text:style-name="P17">● WebSphere Portal Server v6.0 e v6.1</text:p>
            <text:p text:style-name="P17">● IBM DB2 Enterprise Server v8 e v9.x em Unix/Linux</text:p>
            <text:p text:style-name="P17">Experiência em levantamento e ajuste de desempenho</text:p>
            <text:p text:style-name="P17">Experiência em administração Unix/Linux desde 1995</text:p>
          </table:table-cell>
        </table:table-row>
        <table:table-row table:style-name="Table1.13">
          <table:table-cell table:style-name="Table1.A37" office:value-type="string">
            <text:p text:style-name="P8">Desenvolvimento</text:p>
          </table:table-cell>
          <table:table-cell table:style-name="Table1.B37" office:value-type="string">
            <text:p text:style-name="P25">Sólida base em Orientação a Objetos</text:p>
            <text:p text:style-name="P17">Experiência com a plataforma Java 2 desde 1999</text:p>
            <text:p text:style-name="P17">Plataforma J2EE: 4 anos de experiência,</text:p>
            <text:p text:style-name="P17">Componentes, Design-Patterns</text:p>
            <text:p text:style-name="P17">Experiência em ferramentas de SCM: CVS, Rational</text:p>
            <text:p text:style-name="P17">ClearCase &amp; Rational ClearQuest</text:p>
            <text:p text:style-name="P17">Experiência em ferramenta MDA</text:p>
          </table:table-cell>
        </table:table-row>
        <table:table-row table:style-name="Table1.14">
          <table:table-cell table:style-name="Table1.A37" office:value-type="string">
            <text:p text:style-name="P8">Treinamento</text:p>
          </table:table-cell>
          <table:table-cell table:style-name="Table1.B37" office:value-type="string">
            <text:p text:style-name="P17">Experiência na área de treinamento desde 1998</text:p>
            <text:p text:style-name="P17">Principais cursos ministrados: Conectiva Linux, Java,</text:p>
            <text:p text:style-name="P17">WebSphere Application Server v4/5, WebSphere</text:p>
            <text:p text:style-name="P17">Studio App Dev v5</text:p>
            <text:p text:style-name="P17">Elaboração de material de treinamento</text:p>
          </table:table-cell>
        </table:table-row>
        <text:soft-page-break/>
        <table:table-row table:style-name="Table1.16">
          <table:table-cell table:style-name="Table1.A37" office:value-type="string">
            <text:p text:style-name="P8">Idiomas</text:p>
          </table:table-cell>
          <table:table-cell table:style-name="Table1.B37" office:value-type="string">
            <text:p text:style-name="P25">Inglês Fluente (leitura, escrita, conversação)</text:p>
            <text:p text:style-name="P17">Espanhol Regular (leitura)</text:p>
            <text:p text:style-name="P17">Alemão Iniciante (leitura, conversação)</text:p>
            <text:p text:style-name="P17">Francês Iniciante (leitura)</text:p>
          </table:table-cell>
        </table:table-row>
        <table:table-row table:style-name="Table1.16">
          <table:table-cell table:style-name="Table1.A16" office:value-type="string">
            <text:p text:style-name="P8"/>
          </table:table-cell>
          <table:table-cell table:style-name="Table1.B16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19">Experiência Profissional</text:p>
          </table:table-cell>
          <table:table-cell table:style-name="Table1.B37" office:value-type="string">
            <text:p text:style-name="P17"/>
          </table:table-cell>
        </table:table-row>
        <table:table-row table:style-name="Table1.19">
          <table:table-cell table:style-name="Table1.A28" office:value-type="string">
            <text:p text:style-name="P6">Movile</text:p>
            <text:p text:style-name="P9">Gerente de Suporte à Produção</text:p>
            <text:p text:style-name="P11">Valinhos, SP (Out/2012 – atual)</text:p>
          </table:table-cell>
          <table:table-cell table:style-name="Table1.B37" office:value-type="string">
            <text:p text:style-name="P15">Responsável por um time de 6 especialistas em suporte mais um serviço terceirizado que provê Nível 1 de suporte para a Movile.</text:p>
            <text:p text:style-name="P15">Responsável por trazer a área para um novo patamar de qualidade em serviços e processos.</text:p>
          </table:table-cell>
        </table:table-row>
        <table:table-row table:style-name="Table1.19">
          <table:table-cell table:style-name="Table1.A28" office:value-type="string">
            <text:p text:style-name="P6">IBM do Brasil</text:p>
            <text:p text:style-name="P9">Especialista em TI Sênior</text:p>
            <text:p text:style-name="P11">São Paulo, SP (Mar/2011 – Set/2012)</text:p>
          </table:table-cell>
          <table:table-cell table:style-name="Table1.B37" office:value-type="string">
            <text:p text:style-name="P15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5">Também foi alocado para projetos usando WSRR, Datapower e outras tecnologias adjacentes.</text:p>
          </table:table-cell>
        </table:table-row>
        <table:table-row table:style-name="Table1.20">
          <table:table-cell table:style-name="Table1.A28" office:value-type="string">
            <text:p text:style-name="P7">Cognizant Tech Solutions</text:p>
            <text:p text:style-name="P10">Senior Support Analyst</text:p>
            <text:p text:style-name="P11">São Paulo, SP (Nov/2009 – Mar/2011)</text:p>
          </table:table-cell>
          <table:table-cell table:style-name="Table1.B37" office:value-type="string">
            <text:p text:style-name="P15">Alocado em tempo integral na Avon Cosméticos do Brasil.</text:p>
            <text:p text:style-name="P15">Administrador de WebSphere App Server, v5, 6 e 7, em diferentes ambientes: Solaris, AIX, Linux &amp; Windows.</text:p>
            <text:p text:style-name="P15">Suporte a time de desenvolvimento onshore, near-shore e off-shore.</text:p>
            <text:p text:style-name="P15">Administração Linux e AIX.</text:p>
            <text:p text:style-name="P15">Automatização de administração de servidores em rede.</text:p>
          </table:table-cell>
        </table:table-row>
        <table:table-row table:style-name="Table1.21">
          <table:table-cell table:style-name="Table1.A28" office:value-type="string">
            <text:p text:style-name="P6">IBM do Brasil</text:p>
            <text:p text:style-name="P9">Especialista em TI Sênior</text:p>
            <text:p text:style-name="P9">Hortolândia, SP (Abr/2005 – Nov/2009)</text:p>
          </table:table-cell>
          <table:table-cell table:style-name="Table1.B37" office:value-type="string">
            <text:p text:style-name="P15">Suporte nível 3-4 para aplicações J2EE:</text:p>
            <text:p text:style-name="P15">● WebSphere Application Server v5.x, v6.x, v7</text:p>
            <text:p text:style-name="P15">● WebSphere Portal Server v6.0 &amp; v6.1</text:p>
            <text:p text:style-name="P15">● Suporte a desenvolvimento em projetos off-shore (EUA)</text:p>
            <text:p text:style-name="P15">● Admin Team Lead</text:p>
          </table:table-cell>
        </table:table-row>
        <table:table-row table:style-name="Table1.22">
          <table:table-cell table:style-name="Table1.A28" office:value-type="string">
            <text:p text:style-name="P6">Elosoft Informática LTDA</text:p>
            <text:p text:style-name="P9">Consultor J2EE</text:p>
            <text:p text:style-name="P9">Blumenau, SC (Mai/2004 – Abr/2005)</text:p>
          </table:table-cell>
          <table:table-cell table:style-name="Table1.B37" office:value-type="string">
            <text:p text:style-name="P15">Desenvolvimento de sistema J2EE utilizando</text:p>
            <text:p text:style-name="P15">tecnologia MDA</text:p>
          </table:table-cell>
        </table:table-row>
        <text:soft-page-break/>
        <table:table-row table:style-name="Table1.23">
          <table:table-cell table:style-name="Table1.A28" office:value-type="string">
            <text:p text:style-name="P6">Instituto Brasileiro de</text:p>
            <text:p text:style-name="P6">Tecnologia Avançada (IBTA)</text:p>
            <text:p text:style-name="P9">Gerente de Programa de Formação</text:p>
            <text:p text:style-name="P9">São Paulo, SP (Dez/2002 – Mai/2004)</text:p>
          </table:table-cell>
          <table:table-cell table:style-name="Table1.B37" office:value-type="string">
            <text:p text:style-name="P15">Responsável pelas Áreas de Linux (parceria</text:p>
            <text:p text:style-name="P15">Conectiva), Java (parceria Sun), e-business (parceria</text:p>
            <text:p text:style-name="P15">IBM, incluindo WebSphere).</text:p>
            <text:p text:style-name="P15">Líder de equipe de 10 pessoas.</text:p>
            <text:p text:style-name="P15">Instrutor dos cursos (entre outros):</text:p>
            <text:p text:style-name="P28">● SUN - SL110 Prog. Java para Iniciantes;</text:p>
            <text:p text:style-name="P28">● SUN - SL275 Ling. de Prog. Java;</text:p>
            <text:p text:style-name="P28">● IBM - WF311 Des. de Servlet &amp; JSP – WSAD v5.x;</text:p>
            <text:p text:style-name="P28">● IBM - WF351 Des. de EJB – WSAD v5;</text:p>
            <text:p text:style-name="P28">● IBM - WF381 Adm. de WebSphere App Server v5</text:p>
            <text:p text:style-name="P15">Coordenador de Treinamentos Linux</text:p>
            <text:p text:style-name="P15">(Jun/2002 – Dez/2002)</text:p>
            <text:p text:style-name="P15">Instrutor e Conteudista Java e Linux</text:p>
            <text:p text:style-name="P15">(Dez/2001 – Jun/2002)</text:p>
          </table:table-cell>
        </table:table-row>
        <table:table-row table:style-name="Table1.24">
          <table:table-cell table:style-name="Table1.A28" office:value-type="string">
            <text:p text:style-name="P6">Spectrum Engenharia LTDA</text:p>
            <text:p text:style-name="P9">Analista Pleno</text:p>
            <text:p text:style-name="P9">São Paulo, SP (Abr/2001 - Nov/2001)</text:p>
          </table:table-cell>
          <table:table-cell table:style-name="Table1.B37" office:value-type="string">
            <text:p text:style-name="P15">Integração de sistemas Open-Source para revenda.</text:p>
            <text:p text:style-name="P15">Desenvolvimento J2EE, em plataforma WebLogic.</text:p>
          </table:table-cell>
        </table:table-row>
        <table:table-row table:style-name="Table1.25">
          <table:table-cell table:style-name="Table1.A28" office:value-type="string">
            <text:p text:style-name="P6">SQA</text:p>
            <text:p text:style-name="P9">Programador J2EE</text:p>
            <text:p text:style-name="P9">São Paulo, SP (Abr/2000 – Mar/2001)</text:p>
          </table:table-cell>
          <table:table-cell table:style-name="Table1.B37" office:value-type="string">
            <text:p text:style-name="P15">Desenvolvimento de soluções J2EE utilizando</text:p>
            <text:p text:style-name="P15">plataforma Inprise (atual Borland)</text:p>
          </table:table-cell>
        </table:table-row>
        <table:table-row table:style-name="Table1.26">
          <table:table-cell table:style-name="Table1.A28" office:value-type="string">
            <text:p text:style-name="P6">Luz Engenharia Financeira</text:p>
            <text:p text:style-name="P9">Programador Delphi e Java</text:p>
            <text:p text:style-name="P9">São Paulo, SP (Out/1999 – Mar/2000)</text:p>
          </table:table-cell>
          <table:table-cell table:style-name="Table1.B37" office:value-type="string">
            <text:p text:style-name="P15">Desenvolvimento de sistema de análise de risco para</text:p>
            <text:p text:style-name="P15">mercado financeiro.</text:p>
          </table:table-cell>
        </table:table-row>
        <table:table-row table:style-name="Table1.27">
          <table:table-cell table:style-name="Table1.A28" office:value-type="string">
            <text:p text:style-name="P6">Laboratório de Sistemas</text:p>
            <text:p text:style-name="P6">Integráveis (LSI-EPUSP)</text:p>
            <text:p text:style-name="P3">Administrador de Sistemas</text:p>
            <text:p text:style-name="P9">São Paulo-SP (Fev/1994 – Out/1999)</text:p>
          </table:table-cell>
          <table:table-cell table:style-name="Table1.B37" office:value-type="string">
            <text:p text:style-name="P16">Administrador de Sistemas, Redes e Segurança, ambientes</text:p>
            <text:p text:style-name="P16">Solaris, IRIX, AIX, Linux (Jun/96 – Out/99)</text:p>
            <text:p text:style-name="P16">Instrutor de Unix – LSI (1997-1999)</text:p>
            <text:p text:style-name="P16">Instrutor de IRIX (Convênio Silicon Graphics do Brasil)</text:p>
            <text:p text:style-name="P16">(1997-1998)</text:p>
            <text:p text:style-name="P16">Estagiário - Desenv. de sistemas de computação paralela</text:p>
            <text:p text:style-name="P16">(Fev/1994 – Jun/1996)</text:p>
          </table:table-cell>
        </table:table-row>
        <table:table-row table:style-name="Table1.28">
          <table:table-cell table:style-name="Table1.A28" office:value-type="string">
            <text:p text:style-name="P6"/>
          </table:table-cell>
          <table:table-cell table:style-name="Table1.B34" office:value-type="string">
            <text:p text:style-name="P12"/>
          </table:table-cell>
        </table:table-row>
        <table:table-row table:style-name="Table1.1">
          <table:table-cell table:style-name="Table1.A29" office:value-type="string">
            <text:p text:style-name="P19">Comunidades</text:p>
          </table:table-cell>
          <table:table-cell table:style-name="Table1.B34" office:value-type="string">
            <text:p text:style-name="P13"/>
          </table:table-cell>
        </table:table-row>
        <table:table-row table:style-name="Table1.30">
          <table:table-cell table:style-name="Table1.A31" office:value-type="string">
            <text:p text:style-name="P6">Sociedade de Usuários Java</text:p>
            <text:p text:style-name="P6">(SouJava)</text:p>
            <text:p text:style-name="P1"><text:a xlink:type="simple" xlink:href="http://www.soujava.org.br/"><text:span text:style-name="T2">http://www.soujava.org.br/</text:span></text:a></text:p>
            <text:p text:style-name="P9">Organizador</text:p>
            <text:p text:style-name="P9">São Paulo, SP (Out/1998 – Jul/2002)</text:p>
          </table:table-cell>
          <table:table-cell table:style-name="Table1.B34" office:value-type="string">
            <text:p text:style-name="P15">Administração e suporte em eventos</text:p>
            <text:p text:style-name="P15">Administração do servidor www.soujava.org.br. (Solaris)</text:p>
          </table:table-cell>
        </table:table-row>
        <table:table-row table:style-name="Table1.31">
          <table:table-cell table:style-name="Table1.A31" office:value-type="string">
            <text:p text:style-name="P6">São Paulo Perl Mongers</text:p>
            <text:p text:style-name="P1"><text:a xlink:type="simple" xlink:href="http://sao-paulo.pm.org/"><text:span text:style-name="T2">http://sao-paulo.pm.org/</text:span></text:a></text:p>
            <text:p text:style-name="P9">São Paulo, SP (Mai/2008 – atual)</text:p>
          </table:table-cell>
          <table:table-cell table:style-name="Table1.B34" office:value-type="string">
            <text:p text:style-name="P15">Atual líder do grupo, desde Maio/2011.</text:p>
            <text:p text:style-name="P15">Participação ativa na lista de discussão</text:p>
            <text:p text:style-name="P15">Manutenção do site da SP-PM</text:p>
            <text:p text:style-name="P21"><text:span text:style-name="T3">Projeto OpenData-BR</text:span><text:span text:style-name="T5"> (</text:span><text:a xlink:type="simple" xlink:href="http://www.opendatabr.org/"><text:span text:style-name="T5">www.opendatabr.org</text:span></text:a><text:span text:style-name="T5">)</text:span></text:p>
            <text:p text:style-name="P21"><text:span text:style-name="T3">Módulos no CPAN </text:span><text:span text:style-name="T5">(</text:span><text:a xlink:type="simple" xlink:href="http://search.cpan.org/~russoz/"><text:span text:style-name="T5">http://search.cpan.org/~russoz/</text:span></text:a><text:span text:style-name="T5">)</text:span></text:p>
          </table:table-cell>
        </table:table-row>
        <table:table-row table:style-name="Table1.32">
          <table:table-cell table:style-name="Table1.A37" office:value-type="string">
            <text:p text:style-name="P2"/>
          </table:table-cell>
          <table:table-cell table:style-name="Table1.B34" office:value-type="string">
            <text:p text:style-name="P5"/>
          </table:table-cell>
        </table:table-row>
        <text:soft-page-break/>
        <table:table-row table:style-name="Table1.1">
          <table:table-cell table:style-name="Table1.A33" office:value-type="string">
            <text:p text:style-name="P19">Certificações</text:p>
          </table:table-cell>
          <table:table-cell table:style-name="Table1.B37" office:value-type="string">
            <text:p text:style-name="P17">IBM Certified System Administrator – WAS ND 6.0</text:p>
            <text:p text:style-name="P13">Obtida em 29 de novembro de 2005</text:p>
            <text:p text:style-name="P14"/>
            <text:p text:style-name="P17">Application Dev. with IBM WebSphere Studio, V5.0</text:p>
            <text:p text:style-name="P13">Obtida em 18 de Março de 2004</text:p>
            <text:p text:style-name="P13"/>
            <text:p text:style-name="P17">Sun Certified Web Component Dev. for J2EE 1.3</text:p>
            <text:p text:style-name="P13">Obtida em 19 de Março de 2004</text:p>
            <text:p text:style-name="P13"/>
            <text:p text:style-name="P17">Sun Certified Java Programmer for Java 1.4</text:p>
            <text:p text:style-name="P13">Obtida em 31 de Julho de 2003</text:p>
            <text:p text:style-name="P13"/>
            <text:p text:style-name="P17">Linux Professional Institute Certification Level 2</text:p>
            <text:p text:style-name="P13">Obtida em 30 de Junho de 2003</text:p>
            <text:p text:style-name="P13"/>
            <text:p text:style-name="P18">Linux Professional Institute Certification Level 1</text:p>
            <text:p text:style-name="P13">Obtida em 23 de Outubro de 2002</text:p>
          </table:table-cell>
        </table:table-row>
        <table:table-row table:style-name="Table1.34">
          <table:table-cell table:style-name="Table1.A37" office:value-type="string">
            <text:p text:style-name="P20"/>
          </table:table-cell>
          <table:table-cell table:style-name="Table1.B34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9">Formação Acadêmica</text:p>
          </table:table-cell>
          <table:table-cell table:style-name="Table1.B37" office:value-type="string">
            <text:p text:style-name="P17"/>
          </table:table-cell>
        </table:table-row>
        <table:table-row table:style-name="Table1.36">
          <table:table-cell table:style-name="Table1.A37" office:value-type="string">
            <text:p text:style-name="P8">Superior Completo</text:p>
          </table:table-cell>
          <table:table-cell table:style-name="Table1.B37" office:value-type="string">
            <text:p text:style-name="P17">Gestão de Negócios na Pequena e Média Empresa</text:p>
            <text:p text:style-name="P13">Universidade Anhembi-Morumbi, São Paulo, SP (2009)</text:p>
          </table:table-cell>
        </table:table-row>
        <table:table-row table:style-name="Table1.37">
          <table:table-cell table:style-name="Table1.A37" office:value-type="string">
            <text:p text:style-name="P8">Superior Incompleto</text:p>
          </table:table-cell>
          <table:table-cell table:style-name="Table1.B37" office:value-type="string">
            <text:p text:style-name="P25">Ciência da Computação</text:p>
            <text:p text:style-name="P13">Instituto de Matemática e Estatística da USP, São Paulo, SP</text:p>
          </table:table-cell>
        </table:table-row>
        <table:table-row table:style-name="Table1.38">
          <table:table-cell table:style-name="Table1.A38" office:value-type="string">
            <text:p text:style-name="P8">2<text:span text:style-name="T4">o.</text:span> grau</text:p>
          </table:table-cell>
          <table:table-cell table:style-name="Table1.B38" office:value-type="string">
            <text:p text:style-name="P26">Colégio Marista de Brasília, Brasília, DF (1992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Última versão disponível em: </text:span><text:a xlink:type="simple" xlink:href="https://github.com/russoz/CV"><text:span text:style-name="MT1">https://github.com/russoz/CV</text:span></text:a><text:span text:style-name="MT1"><text:tab/><text:tab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lexei Znamensky</meta:initial-creator>
    <meta:creation-date>2008-11-28T20:23:56</meta:creation-date>
    <dc:date>2012-11-20T01:08:09</dc:date>
    <meta:editing-cycles>39</meta:editing-cycles>
    <meta:editing-duration>PT8H4M</meta:editing-duration>
    <meta:document-statistic meta:table-count="1" meta:image-count="0" meta:object-count="0" meta:page-count="4" meta:paragraph-count="168" meta:word-count="868" meta:character-count="5835" meta:non-whitespace-character-count="5133"/>
    <meta:user-defined meta:name="Info 1"/>
    <meta:user-defined meta:name="Info 2"/>
    <meta:user-defined meta:name="Info 3"/>
    <meta:user-defined meta:name="Info 4"/>
  </office:meta>
</office:document-meta>
</file>